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9ef64" officeooo:paragraph-rsid="0019ef64"/>
    </style:style>
    <style:style style:name="P2" style:family="paragraph" style:parent-style-name="Text_20_body" style:list-style-name="L1">
      <style:text-properties officeooo:rsid="0019ef64" officeooo:paragraph-rsid="0019ef64"/>
    </style:style>
    <style:style style:name="P3" style:family="paragraph" style:parent-style-name="Text_20_body" style:list-style-name="L2">
      <style:text-properties officeooo:rsid="001b7d91" officeooo:paragraph-rsid="001b7d91"/>
    </style:style>
    <style:style style:name="P4" style:family="paragraph" style:parent-style-name="Text_20_body" style:list-style-name="L2">
      <style:text-properties officeooo:rsid="001b9d4a" officeooo:paragraph-rsid="001b9d4a"/>
    </style:style>
    <style:style style:name="P5" style:family="paragraph" style:parent-style-name="Text_20_body" style:list-style-name="L2">
      <style:text-properties officeooo:rsid="001ce59f" officeooo:paragraph-rsid="001ce59f"/>
    </style:style>
    <style:style style:name="P6" style:family="paragraph" style:parent-style-name="Text_20_body">
      <style:text-properties officeooo:rsid="001d76a3" officeooo:paragraph-rsid="001d76a3"/>
    </style:style>
    <style:style style:name="P7" style:family="paragraph" style:parent-style-name="Title">
      <style:text-properties officeooo:rsid="00180ebb" officeooo:paragraph-rsid="00180ebb"/>
    </style:style>
    <style:style style:name="T1" style:family="text">
      <style:text-properties officeooo:rsid="001a838c"/>
    </style:style>
    <style:style style:name="T2" style:family="text">
      <style:text-properties fo:color="#007826" officeooo:rsid="001a83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stems Biology approach</text:p>
      <text:p text:style-name="P1">Système à deux composants : <text:span text:style-name="T2">Revoir sur net</text:span></text:p>
      <text:list xml:id="list1771835481051316114" text:style-name="L1">
        <text:list-item>
          <text:p text:style-name="P2">Histidine kinase &gt; senseur</text:p>
        </text:list-item>
        <text:list-item>
          <text:p text:style-name="P2">Régulateur de réponse</text:p>
        </text:list-item>
      </text:list>
      <text:p text:style-name="P1"/>
      <text:p text:style-name="P1">HK détecte un signal &gt; <text:span text:style-name="T1">Autophosphorilation &gt; Activation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9:42:56.019903821</meta:creation-date>
    <dc:date>2014-10-20T17:10:25.485739975</dc:date>
    <meta:editing-duration>PT7H23M</meta:editing-duration>
    <meta:editing-cycles>4</meta:editing-cycles>
    <meta:generator>LibreOffice/4.2.6.3$Linux_X86_64 LibreOffice_project/420$Build-3</meta:generator>
    <meta:document-statistic meta:table-count="0" meta:image-count="0" meta:object-count="0" meta:page-count="1" meta:paragraph-count="5" meta:word-count="28" meta:character-count="170" meta:non-whitespace-character-count="149"/>
  </office:meta>
</office:document-meta>
</file>